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gorithm.extract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lgorithm.extractTasks( ArrayList extrct , TaskSequence seq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lgorithm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gorith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lgorithm.Algorithm( PerfRunData runData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51">
            <text:p text:style-name="Table_20_Contents">1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